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8668" officeooo:paragraph-rsid="00188668"/>
    </style:style>
    <style:style style:name="P2" style:family="paragraph" style:parent-style-name="Standard">
      <style:text-properties officeooo:rsid="001937aa" officeooo:paragraph-rsid="001937aa"/>
    </style:style>
    <style:style style:name="P3" style:family="paragraph" style:parent-style-name="Standard">
      <style:text-properties officeooo:rsid="001b24cc" officeooo:paragraph-rsid="001b24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oubleshooting outgoing connections</text:p>
      <text:p text:style-name="P1"/>
      <text:p text:style-name="P1">View network interfaces</text:p>
      <text:p text:style-name="P1"/>
      <text:p text:style-name="P1">To see the status of your network interfaces,</text:p>
      <text:p text:style-name="P1"># ip addr show</text:p>
      <text:p text:style-name="P1">It may be possible that ip address is not allotted, this will clear things</text:p>
      <text:p text:style-name="P1"/>
      <text:p text:style-name="P1">Check physical connections</text:p>
      <text:p text:style-name="P1"/>
      <text:p text:style-name="P1">Make sure cable is connected to your system</text:p>
      <text:p text:style-name="P1">also make sure the other is also connected</text:p>
      <text:p text:style-name="P1">*if you have multiple NIC, confirm the working one</text:p>
      <text:p text:style-name="P1">check that the hardware isn’t disabled.</text:p>
      <text:p text:style-name="P1">NIC may have been disabled in the BIOS</text:p>
      <text:p text:style-name="P1"/>
      <text:p text:style-name="P2">Check routes</text:p>
      <text:p text:style-name="P3">If your network interface is up, but you still can’t reach the host you want to reach</text:p>
      <text:p text:style-name="P3"># route</text:p>
      <text:p text:style-name="P3"># ping -c 2 default gateway</text:p>
      <text:p text:style-name="P3">if host unreachable, may be router off, or router not connected to switch</text:p>
      <text:p text:style-name="P3">if succeded, try to ping outside router</text:p>
      <text:p text:style-name="P3"/>
      <text:p text:style-name="P3">Check hostname resolution</text:p>
      <text:p text:style-name="P3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2:09:50.315204590</meta:creation-date>
    <dc:date>2018-05-30T13:22:15.038632528</dc:date>
    <meta:editing-duration>PT11M33S</meta:editing-duration>
    <meta:editing-cycles>1</meta:editing-cycles>
    <meta:document-statistic meta:table-count="0" meta:image-count="0" meta:object-count="0" meta:page-count="1" meta:paragraph-count="19" meta:word-count="124" meta:character-count="699" meta:non-whitespace-character-count="592"/>
    <meta:generator>LibreOffice/4.2.8.2$Linux_x86 LibreOffice_project/420m0$Build-2</meta:generator>
  </office:meta>
</office:document-meta>
</file>